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text-properties officeooo:rsid="000c4d51" officeooo:paragraph-rsid="000e6811"/>
    </style:style>
    <style:style style:name="P4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Text_20_body">
      <style:text-properties officeooo:rsid="000e6811" officeooo:paragraph-rsid="000e6811"/>
    </style:style>
    <style:style style:name="P7" style:family="paragraph" style:parent-style-name="Text_20_body">
      <style:text-properties officeooo:rsid="000f7f90" officeooo:paragraph-rsid="000f7f90"/>
    </style:style>
    <style:style style:name="P8" style:family="paragraph" style:parent-style-name="Text_20_body">
      <style:text-properties officeooo:rsid="000c4d51" officeooo:paragraph-rsid="00129c42"/>
    </style:style>
    <style:style style:name="T1" style:family="text">
      <style:text-properties officeooo:rsid="000e6811"/>
    </style:style>
    <style:style style:name="T2" style:family="text">
      <style:text-properties officeooo:rsid="000f7f90"/>
    </style:style>
    <style:style style:name="T3" style:family="text">
      <style:text-properties officeooo:rsid="00129c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</text:p>
          </table:table-cell>
          <table:table-cell table:style-name="Tabella9.B1" office:value-type="string">
            <text:p text:style-name="P6">Genitore Inserisce commento sul forum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6">Fabio : Geni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8">1 <text:span text:style-name="T3">Fabio è il genitore di un bimbo che frequenta l'asilo dell' università. Siccome è interessato ad una <text:s/>discussione sul forum di @silo consulta il sistema</text:span></text:p>
            <text:p text:style-name="P8"><text:span text:style-name="T3">2 </text:span><text:span text:style-name="T1">Fabio è loggato in @asilo</text:span></text:p>
            <text:p text:style-name="P2"><text:span text:style-name="T3">3</text:span> <text:span text:style-name="T1">Fabio clicca sulla voce Forum</text:span></text:p>
            <text:p text:style-name="P2"><text:span text:style-name="T3">4</text:span> <text:span text:style-name="T1">Il sistema mostra la pagina iniziale del forum con le varie descrizioni</text:span></text:p>
            <text:p text:style-name="P2"><text:span text:style-name="T3">5</text:span> <text:span text:style-name="T1">Fabio clicca sulla discussione ''Recita di Natale 2012 ''</text:span></text:p>
            <text:p text:style-name="P6"><text:span text:style-name="T3">6</text:span> Il sistema mostra i commenti precedenti della discussione '' Recita Natale <text:s text:c="4"/>2012'' </text:p>
            <text:p text:style-name="P3"><text:span text:style-name="T3">7</text:span><text:span text:style-name="T1"> </text:span><text:span text:style-name="T2">Fabio clicca sul pulsante rispondi</text:span></text:p>
            <text:p text:style-name="P7"><text:span text:style-name="T3">8</text:span> Il sistema apre un form per l' inserimento di un nuovo commento</text:p>
            <text:p text:style-name="P7"><text:span text:style-name="T3">9 </text:span>Fabio scrive il proprio commento e clicca sul pulsante ''Invia Commento''</text:p>
            <text:p text:style-name="P7"><text:span text:style-name="T3">10</text:span> Il sistema inserisce il commento e mostra un messaggio all ' utente <text:s text:c="5"/></text:p>
            <text:p text:style-name="P7">'' Commento Inviato correttamente''</text:p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53:17.07</meta:creation-date>
    <meta:editing-duration>PT21S</meta:editing-duration>
    <meta:editing-cycles>3</meta:editing-cycles>
    <meta:generator>LibreOffice/3.6$Windows_x86 LibreOffice_project/da8c1e6-fd468f4-454e206-f42a4a9-143cfd</meta:generator>
    <dc:date>2012-10-16T21:41:12.52</dc:date>
    <meta:document-statistic meta:table-count="1" meta:image-count="0" meta:object-count="0" meta:page-count="1" meta:paragraph-count="16" meta:word-count="139" meta:character-count="838" meta:non-whitespace-character-count="702"/>
  </office:meta>
</office:document-meta>
</file>